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40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9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1" style:family="table-cell" style:parent-style-name="Default" style:data-style-name="N1">
      <style:table-cell-properties fo:padding="0.71mm"/>
    </style:style>
    <style:style style:name="ce82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9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3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6" table:formula="of:=IF([.D10]&lt;18.5;&quot;Niedowaga&quot;;IF([.D10]&lt;25;&quot;Norma&quot;;IF([.D10]&lt;30;&quot;Nadwaga&quot;;&quot;Otyłość&quot;)))" office:value-type="string" office:string-value="Niedowaga" calcext:value-type="string">
            <text:p>Niedowaga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28571428571429" calcext:value-type="float">
            <text:p>3,29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4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number-columns-repeated="8"/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8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[.C10]^2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[.C11]^2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[.C12]^2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[.C13]^2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70" calcext:value-type="float">
            <text:p>70</text:p>
          </table:table-cell>
          <table:table-cell table:style-name="ce5" office:value-type="float" office:value="1.85" calcext:value-type="float">
            <text:p>1,85</text:p>
          </table:table-cell>
          <table:table-cell table:style-name="ce53" table:formula="of:=[.B14]/[.C14]^2" office:value-type="float" office:value="20.4528853177502" calcext:value-type="float">
            <text:p>20,5</text:p>
          </table:table-cell>
          <table:table-cell table:style-name="ce5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9" office:value-type="string" calcext:value-type="string">
            <text:p>Dom wypoczynkowy "Na Górce"</text:p>
          </table:table-cell>
          <table:table-cell table:style-name="ce5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6" office:value-type="string" calcext:value-type="string">
            <text:p>Lp.</text:p>
          </table:table-cell>
          <table:table-cell table:style-name="ce56" office:value-type="string" calcext:value-type="string">
            <text:p>Nazwisko</text:p>
          </table:table-cell>
          <table:table-cell table:style-name="ce66" office:value-type="string" calcext:value-type="string">
            <text:p>Data przyjazdu</text:p>
          </table:table-cell>
          <table:table-cell table:style-name="ce66" office:value-type="string" calcext:value-type="string">
            <text:p>Data wyjazdu</text:p>
          </table:table-cell>
          <table:table-cell table:style-name="ce66" office:value-type="string" calcext:value-type="string">
            <text:p>Ile osób</text:p>
          </table:table-cell>
          <table:table-cell table:style-name="ce66" office:value-type="string" calcext:value-type="string">
            <text:p>Posiłki</text:p>
          </table:table-cell>
          <table:table-cell table:style-name="ce66" office:value-type="string" calcext:value-type="string">
            <text:p>Długość pobytu</text:p>
          </table:table-cell>
          <table:table-cell table:style-name="ce66" office:value-type="string" calcext:value-type="string">
            <text:p>Opłata za posiłki</text:p>
          </table:table-cell>
          <table:table-cell table:style-name="ce66" office:value-type="string" calcext:value-type="string">
            <text:p>Opłata za noclegi</text:p>
          </table:table-cell>
          <table:table-cell table:style-name="ce66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Kącki</text:p>
          </table:table-cell>
          <table:table-cell table:style-name="ce67" office:value-type="date" office:date-value="1996-06-02" calcext:value-type="date">
            <text:p>96.02.06</text:p>
          </table:table-cell>
          <table:table-cell table:style-name="ce67" office:value-type="date" office:date-value="1996-06-12" calcext:value-type="date">
            <text:p>96.12.0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79"/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Siewierski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6-09" calcext:value-type="date">
            <text:p>96.09.0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Lucek</text:p>
          </table:table-cell>
          <table:table-cell table:style-name="ce68" office:value-type="date" office:date-value="1996-06-11" calcext:value-type="date">
            <text:p>96.11.06</text:p>
          </table:table-cell>
          <table:table-cell table:style-name="ce68" office:value-type="date" office:date-value="1996-06-24" calcext:value-type="date">
            <text:p>96.24.0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Ambroziak</text:p>
          </table:table-cell>
          <table:table-cell table:style-name="ce68" office:value-type="date" office:date-value="1996-06-10" calcext:value-type="date">
            <text:p>96.10.06</text:p>
          </table:table-cell>
          <table:table-cell table:style-name="ce68" office:value-type="date" office:date-value="1996-06-20" calcext:value-type="date">
            <text:p>96.2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1" office:value-type="string" calcext:value-type="string">
            <text:p>Kukliński</text:p>
          </table:table-cell>
          <table:table-cell table:style-name="ce68" office:value-type="date" office:date-value="1996-06-23" calcext:value-type="date">
            <text:p>96.23.06</text:p>
          </table:table-cell>
          <table:table-cell table:style-name="ce68" office:value-type="date" office:date-value="1996-07-06" calcext:value-type="date">
            <text:p>96.06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Matejko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7-11" calcext:value-type="date">
            <text:p>96.11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1" office:value-type="string" calcext:value-type="string">
            <text:p>Mucha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1" office:value-type="string" calcext:value-type="string">
            <text:p>Janosik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6-30" calcext:value-type="date">
            <text:p>96.3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1" office:value-type="string" calcext:value-type="string">
            <text:p>Kuchtow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68" office:value-type="date" office:date-value="1996-07-29" calcext:value-type="date">
            <text:p>96.29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Kinga</text:p>
          </table:table-cell>
          <table:table-cell table:style-name="ce69" office:value-type="date" office:date-value="2003-02-09" calcext:value-type="date">
            <text:p>03.09.02</text:p>
          </table:table-cell>
          <table:table-cell table:style-name="ce69" table:formula="of:=[.C13]+28" office:value-type="date" office:date-value="2003-03-09" calcext:value-type="date">
            <text:p>03.09.0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nie</text:p>
          </table:table-cell>
          <table:table-cell table:style-name="ce78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>
          <table:table-cell table:style-name="ce56" office:value-type="string" calcext:value-type="string" table:number-columns-spanned="2" table:number-rows-spanned="1">
            <text:p>Średnio</text:p>
          </table:table-cell>
          <table:covered-table-cell table:style-name="ce56"/>
          <table:table-cell table:style-name="ce70" table:number-columns-repeated="5"/>
          <table:table-cell table:style-name="ce85" table:number-columns-repeated="2"/>
          <table:table-cell table:style-name="ce8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ena zestawu posiłków dla 1 osoby na 1 dzień</text:p>
          </table:table-cell>
          <table:table-cell table:style-name="ce71" table:number-columns-repeated="4"/>
          <table:table-cell table:style-name="ce79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Opłata za nocleg 1 osoby</text:p>
          </table:table-cell>
          <table:table-cell table:style-name="ce72" table:number-columns-repeated="4"/>
          <table:table-cell table:style-name="ce80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Stanowisko</text:p>
          </table:table-cell>
          <table:table-cell table:style-name="ce89" office:value-type="string" calcext:value-type="string">
            <text:p>Zasadnicza</text:p>
          </table:table-cell>
          <table:table-cell table:style-name="ce89" office:value-type="string" calcext:value-type="string">
            <text:p>Premia</text:p>
          </table:table-cell>
          <table:table-cell table:style-name="ce89" office:value-type="string" calcext:value-type="string">
            <text:p>Funkcyjny</text:p>
          </table:table-cell>
          <table:table-cell table:style-name="ce89" office:value-type="string" calcext:value-type="string">
            <text:p>Brutto</text:p>
          </table:table-cell>
          <table:table-cell table:style-name="ce89" office:value-type="string" calcext:value-type="string">
            <text:p>Podatek</text:p>
          </table:table-cell>
          <table:table-cell table:style-name="ce89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45" calcext:value-type="float">
            <text:p>345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K</text:p>
          </table:table-cell>
          <table:table-cell table:style-name="ce93" office:value-type="float" office:value="410" calcext:value-type="float">
            <text:p>41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3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4" office:value-type="string" calcext:value-type="string">
            <text:p>Reguły płacowe w pewnej firmie były zdecydowanie skomplikowane...</text:p>
          </table:table-cell>
          <table:table-cell table:style-name="ce94" table:number-columns-repeated="6"/>
          <table:table-cell/>
          <table:table-cell table:style-name="ce104" office:value-type="string" calcext:value-type="string">
            <text:p>z=</text:p>
          </table:table-cell>
          <table:table-cell table:style-name="ce107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Jeżeli pracownik zarobił w ciągu roku mniej niż z złotych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n=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i miał mniej niż n nieobecności</text:p>
          </table:table-cell>
          <table:table-cell table:style-name="ce94" table:number-columns-repeated="4"/>
          <table:table-cell/>
          <table:table-cell table:style-name="ce105" office:value-type="string" calcext:value-type="string">
            <text:p>r=</text:p>
          </table:table-cell>
          <table:table-cell table:style-name="ce108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lub pracował dłużej niż od roku r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p1=</text:p>
          </table:table-cell>
          <table:table-cell table:style-name="ce109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to dostawał premię w wysokości p1% rocznej płacy</text:p>
          </table:table-cell>
          <table:table-cell table:style-name="ce94" table:number-columns-repeated="4"/>
          <table:table-cell/>
          <table:table-cell table:style-name="ce106" office:value-type="string" calcext:value-type="string">
            <text:p>p2=</text:p>
          </table:table-cell>
          <table:table-cell table:style-name="ce110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W innych sytuacjach premia wynosiła tylko p2%!</text:p>
          </table:table-cell>
          <table:table-cell table:style-name="ce94" table:number-columns-repeated="5"/>
          <table:table-cell table:number-columns-repeated="1017"/>
        </table:table-row>
        <table:table-row table:style-name="ro1">
          <table:table-cell table:style-name="ce94" office:value-type="string" calcext:value-type="string">
            <text:p>Wyznacz premię i pełne roczne uposażenie następujących pracowników:</text:p>
          </table:table-cell>
          <table:table-cell table:style-name="ce94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5" office:value-type="string" calcext:value-type="string">
            <text:p>Kto</text:p>
          </table:table-cell>
          <table:table-cell table:style-name="ce98" office:value-type="string" calcext:value-type="string">
            <text:p>Co</text:p>
          </table:table-cell>
          <table:table-cell table:style-name="ce98" office:value-type="string" calcext:value-type="string">
            <text:p>Ile</text:p>
          </table:table-cell>
          <table:table-cell table:style-name="ce98" office:value-type="string" calcext:value-type="string">
            <text:p>Nieob</text:p>
          </table:table-cell>
          <table:table-cell table:style-name="ce98" office:value-type="string" calcext:value-type="string">
            <text:p>Od</text:p>
          </table:table-cell>
          <table:table-cell table:style-name="ce98" office:value-type="string" calcext:value-type="string">
            <text:p>Premia</text:p>
          </table:table-cell>
          <table:table-cell table:style-name="ce101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24000" calcext:value-type="float">
            <text:p>2400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989" calcext:value-type="float">
            <text:p>1989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2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17000" calcext:value-type="float">
            <text:p>17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1" calcext:value-type="float">
            <text:p>1991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3</text:p>
          </table:table-cell>
          <table:table-cell table:style-name="ce99" office:value-type="string" calcext:value-type="string">
            <text:p>Tech.</text:p>
          </table:table-cell>
          <table:table-cell table:style-name="ce99" office:value-type="float" office:value="18000" calcext:value-type="float">
            <text:p>18000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993" calcext:value-type="float">
            <text:p>1993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4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000" calcext:value-type="float">
            <text:p>21000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5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28000" calcext:value-type="float">
            <text:p>2800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997" calcext:value-type="float">
            <text:p>1997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6</text:p>
          </table:table-cell>
          <table:table-cell table:style-name="ce99" office:value-type="string" calcext:value-type="string">
            <text:p>Fiz.</text:p>
          </table:table-cell>
          <table:table-cell table:style-name="ce99" office:value-type="float" office:value="31000" calcext:value-type="float">
            <text:p>3100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9" calcext:value-type="float">
            <text:p>1999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7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14000" calcext:value-type="float">
            <text:p>14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7" calcext:value-type="float">
            <text:p>1997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8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38000" calcext:value-type="float">
            <text:p>3800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9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000" calcext:value-type="float">
            <text:p>21000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3" calcext:value-type="float">
            <text:p>1993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0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44000" calcext:value-type="float">
            <text:p>44000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991" calcext:value-type="float">
            <text:p>1991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1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27000" calcext:value-type="float">
            <text:p>2700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990" calcext:value-type="float">
            <text:p>1990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2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33000" calcext:value-type="float">
            <text:p>33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2" calcext:value-type="float">
            <text:p>1992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3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11000" calcext:value-type="float">
            <text:p>1100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4" calcext:value-type="float">
            <text:p>1994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4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28000" calcext:value-type="float">
            <text:p>280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6" calcext:value-type="float">
            <text:p>1996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5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24000" calcext:value-type="float">
            <text:p>2400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8" calcext:value-type="float">
            <text:p>1998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9">
          <table:table-cell table:style-name="ce97" office:value-type="string" calcext:value-type="string">
            <text:p>Prac 16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500" calcext:value-type="float">
            <text:p>2150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0:47.750671885</dc:date>
    <meta:editing-cycles>3</meta:editing-cycles>
    <meta:editing-duration>PT21M38S</meta:editing-duration>
    <meta:document-statistic meta:table-count="6" meta:cell-count="537" meta:object-count="1"/>
    <meta:generator>LibreOffice/5.4.2.2.0$Linux_X86_64 LibreOffice_project/40m0$Build-2</meta:generator>
  </office:meta>
</office:document-meta>
</file>